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>
            <text:p>Thread Zahl =4</text:p>
          </table:table-cell>
          <table:table-cell table:style-name="Default"/>
          <table:table-cell table:style-name="Default" office:value-type="string">
            <text:p>Thread Zahl = 8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string">
            <text:p>70,5</text:p>
          </table:table-cell>
          <table:table-cell office:value-type="float" office:value="1">
            <text:p>1</text:p>
          </table:table-cell>
          <table:table-cell office:value-type="float" office:value="47.9">
            <text:p>47,9</text:p>
          </table:table-cell>
          <table:table-cell table:formula="of:=47.9/[.E3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9">
            <text:p>19</text:p>
          </table:table-cell>
          <table:table-cell table:formula="of:=70.5/[.C4]" office:value-type="float" office:value="3.71052631578947">
            <text:p>3,71</text:p>
          </table:table-cell>
          <table:table-cell office:value-type="float" office:value="9.5">
            <text:p>9,5</text:p>
          </table:table-cell>
          <table:table-cell table:formula="of:=47.9/[.E4]" office:value-type="float" office:value="5.0421052631579">
            <text:p>5,04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10.6">
            <text:p>10,6</text:p>
          </table:table-cell>
          <table:table-cell table:formula="of:=70.5/[.C5]" office:value-type="float" office:value="6.65094339622642">
            <text:p>6,65</text:p>
          </table:table-cell>
          <table:table-cell office:value-type="float" office:value="5.4">
            <text:p>5,4</text:p>
          </table:table-cell>
          <table:table-cell table:formula="of:=47.9/[.E5]" office:value-type="float" office:value="8.87037037037037">
            <text:p>8,8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135">
            <text:p>135</text:p>
          </table:table-cell>
          <table:table-cell table:formula="of:=135/[.C6]"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133/[.E6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32.1">
            <text:p>32,1</text:p>
          </table:table-cell>
          <table:table-cell table:formula="of:=135/[.C7]" office:value-type="float" office:value="4.20560747663551">
            <text:p>4,21</text:p>
          </table:table-cell>
          <table:table-cell office:value-type="float" office:value="16">
            <text:p>16</text:p>
          </table:table-cell>
          <table:table-cell table:formula="of:=133/[.E7]" office:value-type="float" office:value="8.3125">
            <text:p>8,3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6.3">
            <text:p>16,3</text:p>
          </table:table-cell>
          <table:table-cell table:formula="of:=135/[.C8]" office:value-type="float" office:value="8.28220858895705">
            <text:p>8,28</text:p>
          </table:table-cell>
          <table:table-cell office:value-type="float" office:value="8.2">
            <text:p>8,2</text:p>
          </table:table-cell>
          <table:table-cell table:formula="of:=133/[.E8]" office:value-type="float" office:value="16.219512195122">
            <text:p>16,2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3.4">
            <text:p>13,4</text:p>
          </table:table-cell>
          <table:table-cell table:formula="of:=135/[.C9]" office:value-type="float" office:value="10.0746268656716">
            <text:p>10,07</text:p>
          </table:table-cell>
          <table:table-cell office:value-type="float" office:value="6.9">
            <text:p>6,9</text:p>
          </table:table-cell>
          <table:table-cell table:formula="of:=133/[.E9]" office:value-type="float" office:value="19.2753623188406">
            <text:p>19,28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98">
            <text:p>98</text:p>
          </table:table-cell>
          <table:table-cell table:formula="of:=135/[.C10]" office:value-type="float" office:value="1.37755102040816">
            <text:p>1,38</text:p>
          </table:table-cell>
          <table:table-cell office:value-type="float" office:value="113">
            <text:p>113</text:p>
          </table:table-cell>
          <table:table-cell table:formula="of:=133/[.E10]" office:value-type="float" office:value="1.17699115044248">
            <text:p>1,18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77">
            <text:p>77</text:p>
          </table:table-cell>
          <table:table-cell table:formula="of:=135/[.C11]" office:value-type="float" office:value="1.75324675324675">
            <text:p>1,75</text:p>
          </table:table-cell>
          <table:table-cell office:value-type="float" office:value="113">
            <text:p>113</text:p>
          </table:table-cell>
          <table:table-cell table:formula="of:=133/[.E11]" office:value-type="float" office:value="1.17699115044248">
            <text:p>1,1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72">
            <text:p>72</text:p>
          </table:table-cell>
          <table:table-cell table:formula="of:=72/[.C13]"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49/[.E13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25">
            <text:p>125</text:p>
          </table:table-cell>
          <table:table-cell table:formula="of:=72/[.C14]" office:value-type="float" office:value="0.576">
            <text:p>0,58</text:p>
          </table:table-cell>
          <table:table-cell office:value-type="float" office:value="62">
            <text:p>62</text:p>
          </table:table-cell>
          <table:table-cell table:formula="of:=49/[.E14]" office:value-type="float" office:value="0.790322580645161">
            <text:p>0,7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9.4">
            <text:p>9,4</text:p>
          </table:table-cell>
          <table:table-cell table:formula="of:=72/[.C15]" office:value-type="float" office:value="7.65957446808511">
            <text:p>7,66</text:p>
          </table:table-cell>
          <table:table-cell office:value-type="float" office:value="4.7">
            <text:p>4,7</text:p>
          </table:table-cell>
          <table:table-cell table:formula="of:=49/[.E15]" office:value-type="float" office:value="10.4255319148936">
            <text:p>10,43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135">
            <text:p>135</text:p>
          </table:table-cell>
          <table:table-cell table:formula="of:=135/[.C16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136/[.E16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125">
            <text:p>125</text:p>
          </table:table-cell>
          <table:table-cell table:formula="of:=135/[.C17]" office:value-type="float" office:value="1.08">
            <text:p>1,08</text:p>
          </table:table-cell>
          <table:table-cell office:value-type="float" office:value="62">
            <text:p>62</text:p>
          </table:table-cell>
          <table:table-cell table:formula="of:=136/[.E17]" office:value-type="float" office:value="2.19354838709677">
            <text:p>2,19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3">
            <text:p>13</text:p>
          </table:table-cell>
          <table:table-cell table:formula="of:=135/[.C18]" office:value-type="float" office:value="10.3846153846154">
            <text:p>10,38</text:p>
          </table:table-cell>
          <table:table-cell office:value-type="float" office:value="6.7">
            <text:p>6,7</text:p>
          </table:table-cell>
          <table:table-cell table:formula="of:=136/[.E18]" office:value-type="float" office:value="20.2985074626866">
            <text:p>20,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2">
            <text:p>12</text:p>
          </table:table-cell>
          <table:table-cell table:formula="of:=135/[.C19]" office:value-type="float" office:value="11.25">
            <text:p>11,25</text:p>
          </table:table-cell>
          <table:table-cell office:value-type="float" office:value="6.4">
            <text:p>6,4</text:p>
          </table:table-cell>
          <table:table-cell table:formula="of:=136/[.E19]" office:value-type="float" office:value="21.25">
            <text:p>21,25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116">
            <text:p>116</text:p>
          </table:table-cell>
          <table:table-cell table:formula="of:=135/[.C20]" office:value-type="float" office:value="1.16379310344828">
            <text:p>1,16</text:p>
          </table:table-cell>
          <table:table-cell office:value-type="float" office:value="160">
            <text:p>160</text:p>
          </table:table-cell>
          <table:table-cell table:formula="of:=136/[.E20]" office:value-type="float" office:value="0.85">
            <text:p>0,85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94">
            <text:p>94</text:p>
          </table:table-cell>
          <table:table-cell table:formula="of:=135/[.C21]" office:value-type="float" office:value="1.43617021276596">
            <text:p>1,44</text:p>
          </table:table-cell>
          <table:table-cell office:value-type="float" office:value="157">
            <text:p>157</text:p>
          </table:table-cell>
          <table:table-cell table:formula="of:=136/[.E21]" office:value-type="float" office:value="0.866242038216561">
            <text:p>0,8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7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3S</meta:editing-duration>
    <meta:editing-cycles>11</meta:editing-cycles>
    <meta:generator>OpenOffice/4.1.1$Win32 OpenOffice.org_project/411m6$Build-9775</meta:generator>
    <dc:date>2016-02-01T17:01:10.76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